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7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6">
          <table:table-cell table:style-name="ce5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 table:style-name="ce52"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2"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4">
          <table:table-cell table:style-name="ce52"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0"/>
          <table:table-cell table:style-name="ce171" table:number-columns-repeated="4"/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1" office:value-type="string">
            <text:p>Passed</text:p>
          </table:table-cell>
          <table:table-cell table:style-name="ce171" table:formula="of:=COUNTIF([.L$7:.L$737];[.$K2])" office:value-type="float" office:value="0">
            <text:p>0</text:p>
          </table:table-cell>
          <table:table-cell table:style-name="ce171" table:formula="of:=COUNTIF([.M$7:.M$737];[.$K2])" office:value-type="float" office:value="0">
            <text:p>0</text:p>
          </table:table-cell>
          <table:table-cell table:style-name="ce171" table:formula="of:=COUNTIF([.N$7:.N$737];[.$K2])" office:value-type="float" office:value="0">
            <text:p>0</text:p>
          </table:table-cell>
          <table:table-cell table:style-name="ce171" table:formula="of:=COUNTIF([.O$7:.O$737];[.$K2])" office:value-type="float" office:value="0">
            <text:p>0</text:p>
          </table:table-cell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71" office:value-type="string">
            <text:p>Failed</text:p>
          </table:table-cell>
          <table:table-cell table:style-name="ce171" table:formula="of:=COUNTIF([.L$7:.L$737];[.$K3])" office:value-type="float" office:value="0">
            <text:p>0</text:p>
          </table:table-cell>
          <table:table-cell table:style-name="ce171" table:formula="of:=COUNTIF([.M$7:.M$737];[.$K3])" office:value-type="float" office:value="0">
            <text:p>0</text:p>
          </table:table-cell>
          <table:table-cell table:style-name="ce171" table:formula="of:=COUNTIF([.N$7:.N$737];[.$K3])" office:value-type="float" office:value="0">
            <text:p>0</text:p>
          </table:table-cell>
          <table:table-cell table:style-name="ce171" table:formula="of:=COUNTIF([.O$7:.O$737];[.$K3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71" office:value-type="string">
            <text:p>Blocked</text:p>
          </table:table-cell>
          <table:table-cell table:style-name="ce171" table:formula="of:=COUNTIF([.L$7:.L$737];[.$K4])" office:value-type="float" office:value="0">
            <text:p>0</text:p>
          </table:table-cell>
          <table:table-cell table:style-name="ce171" table:formula="of:=COUNTIF([.M$7:.M$737];[.$K4])" office:value-type="float" office:value="0">
            <text:p>0</text:p>
          </table:table-cell>
          <table:table-cell table:style-name="ce171" table:formula="of:=COUNTIF([.N$7:.N$737];[.$K4])" office:value-type="float" office:value="0">
            <text:p>0</text:p>
          </table:table-cell>
          <table:table-cell table:style-name="ce171" table:formula="of:=COUNTIF([.O$7:.O$737];[.$K4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72" office:value-type="string">
            <text:p>N/A</text:p>
          </table:table-cell>
          <table:table-cell table:style-name="ce171" table:formula="of:=COUNTIF([.L$7:.L$737];[.$K5])" office:value-type="float" office:value="0">
            <text:p>0</text:p>
          </table:table-cell>
          <table:table-cell table:style-name="ce171" table:formula="of:=COUNTIF([.M$7:.M$737];[.$K5])" office:value-type="float" office:value="0">
            <text:p>0</text:p>
          </table:table-cell>
          <table:table-cell table:style-name="ce171" table:formula="of:=COUNTIF([.N$7:.N$737];[.$K5])" office:value-type="float" office:value="0">
            <text:p>0</text:p>
          </table:table-cell>
          <table:table-cell table:style-name="ce171" table:formula="of:=COUNTIF([.O$7:.O$737];[.$K5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0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>
            <text:p>Tester</text:p>
          </table:table-cell>
          <table:table-cell table:style-name="ce123">
            <text:p>iphone</text:p>
          </table:table-cell>
          <table:table-cell table:style-name="ce123">
            <text:p> ipad</text:p>
          </table:table-cell>
          <table:table-cell table:style-name="ce123">
            <text:p> android</text:p>
          </table:table-cell>
          <table:table-cell table:style-name="ce123">
            <text:p>Comment/Bug</text:p>
          </table:table-cell>
          <table:table-cell table:style-name="ce123" table:number-columns-repeated="3"/>
          <table:table-cell table:style-name="ce179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1.00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78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2.00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3.00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4.00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5.00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6.00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7.00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8.00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9.00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88" office:value-type="float" office:value="10">
            <text:p>10.0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11.00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12.00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13.00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14.00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15.00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4">
          <table:table-cell table:style-name="ce88" office:value-type="float" office:value="16">
            <text:p>16.00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17.00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18.00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19.00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20.0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21.00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22.00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23.00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24.00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25.00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26.00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27.00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28.00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29.00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30.0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31.00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32.00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33.00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1.00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3">
          <table:table-cell table:style-name="ce88" office:value-type="float" office:value="34">
            <text:p>34.00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35.00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36.00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37.00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38.00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5">
            <text:p>ha.khuat</text:p>
          </table:table-cell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39.00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>
            <text:p>ha.khuat</text:p>
          </table:table-cell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40.0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41.00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>
            <text:p>ha.khuat</text:p>
          </table:table-cell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42.00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>
            <text:p>ha.khuat</text:p>
          </table:table-cell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43.00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5">
            <text:p>ha.khuat</text:p>
          </table:table-cell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44.00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5">
            <text:p>ha.khuat</text:p>
          </table:table-cell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45.00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46.00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47.00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48.00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49.00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50.0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51.00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52.00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53.00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54.00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55.00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56.00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57.00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58.00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59.00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60.0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61.00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62.00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63.00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64.00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65.00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66.00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67.00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68.00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69.00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70.0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71.00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72.00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7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73.00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8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74.00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9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75.00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10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76.00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1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77.00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1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78.00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13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79.00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14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80.0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1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81.00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1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82.00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17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83.00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18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84.00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85.00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86.00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87.00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9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4:58:43</dc:date>
    <meta:editing-cycles>275</meta:editing-cycles>
    <meta:editing-duration>P3DT15H8M22S</meta:editing-duration>
    <dc:creator>exoplatform </dc:creator>
    <meta:document-statistic meta:table-count="4" meta:cell-count="1543" meta:object-count="1"/>
    <meta:user-defined meta:name="Info 1"/>
    <meta:user-defined meta:name="Info 2"/>
    <meta:user-defined meta:name="Info 3"/>
    <meta:user-defined meta:name="Info 4"/>
  </office:meta>
</office:document-meta>
</file>